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E3:D_Environment_PM25_air_pollutio.E3">
            <calcext:condition calcext:apply-style-name="ConditionalStyle_1" calcext:value="formula-is(LEN(TRIM([.E3]))&gt;0)" calcext:base-cell-address="D_Environment_PM25_air_polluti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 style:display-name="PageStyle_D_Environment_PM25_air_polluti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